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 Sans1" svg:font-family="'Lucida Sans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ses Chapter 10</text:p>
      <text:p text:style-name="Standard"/>
      <text:p text:style-name="Standard">1: What happens to mycp if one or more of the files to be copied doesn't exist? Can you make any </text:p>
      <text:p text:style-name="Standard">suggestions to better handle the situation? </text:p>
      <text:p text:style-name="Standard"/>
      <text:p text:style-name="P1">cp: cannot stat `z': No such file or directory</text:p>
      <text:p text:style-name="P1"/>
      <text:p text:style-name="P1">I would add </text:p>
      <text:p text:style-name="P1"/>
      <text:p text:style-name="P1">while [ "$#" -gt 1 ] </text:p>
      <text:p text:style-name="P1">do </text:p>
      <text:p text:style-name="P1"><text:tab/>if [ -e “$1” ]</text:p>
      <text:p text:style-name="P1"><text:tab/>then </text:p>
      <text:p text:style-name="P1"><text:tab/><text:tab/>filelist="$filelist $1" </text:p>
      <text:p text:style-name="P1"><text:tab/>fi </text:p>
      <text:p text:style-name="P1"><text:tab/>shift</text:p>
      <text:p text:style-name="P1">done</text:p>
      <text:p text:style-name="Standard"/>
      <text:p text:style-name="Standard">2: What happens to mycp if one of the filenames contains a character that has a special meaning </text:p>
      <text:p text:style-name="Standard">to the shell such as ; or |? </text:p>
      <text:p text:style-name="Standard"/>
      <text:p text:style-name="P1">clas0115@localhost:/media/disk/Documents/Chapter10&gt; ./mycp a; Testfolder </text:p>
      <text:p text:style-name="P1">Usage: mycp file1 file2 </text:p>
      <text:p text:style-name="P1"><text:s text:c="13"/>mycp file(s) dir </text:p>
      <text:p text:style-name="P1">bash: Testfolder: command not found </text:p>
      <text:p text:style-name="P1"/>
      <text:p text:style-name="P1">the shell read the special character as the destination and Testfolder is treated as a command</text:p>
      <text:p text:style-name="P1"/>
      <text:p text:style-name="Standard"/>
      <text:p text:style-name="Standard">3: Write a program called mymv that does with the mv command what mycp does with the cp </text:p>
      <text:p text:style-name="Standard">command. How many changes did you have to make to mycp to produce this new program? </text:p>
      <text:p text:style-name="Standard"/>
      <text:p text:style-name="P1">if [ -n "$movelist" ] </text:p>
      <text:p text:style-name="P1">then </text:p>
      <text:p text:style-name="P1"><text:tab/>mv $movelist $to<text:tab/>#proceed with the move </text:p>
      <text:p text:style-name="P1">fi</text:p>
      <text:p text:style-name="P1"/>
      <text:p text:style-name="P1">I only had to change the cp for the mv</text:p>
      <text:p text:style-name="Standard"/>
      <text:p text:style-name="Standard">4: Modify mycp to prompt for arguments if none are supplied. A typical execution of the modified </text:p>
      <text:p text:style-name="Standard">version should look like this: </text:p>
      <text:p text:style-name="Standard"/>
      <text:p text:style-name="Standard">$ mycp</text:p>
      <text:p text:style-name="Standard">Source file name? <text:span text:style-name="T1">Voucher</text:span></text:p>
      <text:p text:style-name="Standard">Destination file name? <text:span text:style-name="T1">voucher.sv</text:span></text:p>
      <text:p text:style-name="Standard">$ </text:p>
      <text:p text:style-name="Standard"/>
      <text:p text:style-name="Standard">Make sure that the program allows one or both of the files to be specified with filename </text:p>
      <text:p text:style-name="Standard">substitution characters. </text:p>
      <text:p text:style-name="P1"><text:soft-page-break/></text:p>
      <text:p text:style-name="P1">if [ "$#" -eq 0 ] </text:p>
      <text:p text:style-name="P1">then </text:p>
      <text:p text:style-name="P1"><text:tab/>echo -e "Source name(s):\c" </text:p>
      <text:p text:style-name="P1"><text:tab/>read n<text:tab/> </text:p>
      <text:p text:style-name="P1"><text:tab/> </text:p>
      <text:p text:style-name="P1"><text:tab/>for arg in $n </text:p>
      <text:p text:style-name="P1"><text:tab/>do </text:p>
      <text:p text:style-name="P1"><text:tab/><text:tab/>filelist="$filelist $arg" </text:p>
      <text:p text:style-name="P1"><text:tab/><text:tab/>numargs=$((numargs + 1)) </text:p>
      <text:p text:style-name="P1"><text:tab/>done </text:p>
      <text:p text:style-name="P1"><text:tab/> </text:p>
      <text:p text:style-name="P1"><text:tab/>echo -e "Destination filename or folder:\c" </text:p>
      <text:p text:style-name="P1"><text:tab/>read answer </text:p>
      <text:p text:style-name="P1"><text:tab/> </text:p>
      <text:p text:style-name="P1"><text:tab/>to="$answer" </text:p>
      <text:p text:style-name="P1"><text:tab/>numargs=$((numargs + 1)) </text:p>
      <text:p text:style-name="P1">else </text:p>
      <text:p text:style-name="P1"/>
      <text:p text:style-name="P1"><text:tab/>while [ "$#" -gt 1 ] </text:p>
      <text:p text:style-name="P1"><text:tab/>do </text:p>
      <text:p text:style-name="P1"><text:tab/><text:tab/>filelist="$filelist $1" </text:p>
      <text:p text:style-name="P1"><text:tab/><text:tab/>shift </text:p>
      <text:p text:style-name="P1"><text:tab/>done </text:p>
      <text:p text:style-name="P1"/>
      <text:p text:style-name="P1"><text:tab/>to="$1" </text:p>
      <text:p text:style-name="P1">fi</text:p>
      <text:p text:style-name="Standard"/>
      <text:p text:style-name="Standard">5: Add a -n option to mycp that suppresses the normal check for the existence of the destination </text:p>
      <text:p text:style-name="Standard">files.</text:p>
      <text:p text:style-name="Standard"/>
      <text:p text:style-name="P1"># </text:p>
      <text:p text:style-name="P1"># Copy a file --final version </text:p>
      <text:p text:style-name="P1"># </text:p>
      <text:p text:style-name="P1"/>
      <text:p text:style-name="P1">numargs=$#<text:tab/><text:tab/><text:tab/># save this for later use </text:p>
      <text:p text:style-name="P1">filelist= </text:p>
      <text:p text:style-name="P1">copylist= </text:p>
      <text:p text:style-name="P1">Checkdestfile=TRUE </text:p>
      <text:p text:style-name="P1"/>
      <text:p text:style-name="P1"># </text:p>
      <text:p text:style-name="P1">#process command options </text:p>
      <text:p text:style-name="P1"># </text:p>
      <text:p text:style-name="P1"/>
      <text:p text:style-name="P1">while getopts n option </text:p>
      <text:p text:style-name="P1">do </text:p>
      <text:p text:style-name="P1"><text:tab/>case "$option" </text:p>
      <text:p text:style-name="P1"><text:tab/>in </text:p>
      <text:p text:style-name="P1"><text:tab/><text:tab/>n) checkdestfile=FALSE </text:p>
      <text:p text:style-name="P1"><text:soft-page-break/><text:tab/><text:tab/> <text:s text:c="2"/>numargs=$((numargs - 1));; </text:p>
      <text:p text:style-name="P1"><text:tab/>esac </text:p>
      <text:p text:style-name="P1">done </text:p>
      <text:p text:style-name="P1"/>
      <text:p text:style-name="P1">listofargs=$numargs </text:p>
      <text:p text:style-name="P1"/>
      <text:p text:style-name="P1"/>
      <text:p text:style-name="P1"/>
      <text:p text:style-name="P1"># </text:p>
      <text:p text:style-name="P1"># Process the arguments, storing all but the last in filelist </text:p>
      <text:p text:style-name="P1"># </text:p>
      <text:p text:style-name="P1"/>
      <text:p text:style-name="P1">if [ "$listofargs" -eq 0 ] </text:p>
      <text:p text:style-name="P1">then </text:p>
      <text:p text:style-name="P1"><text:tab/>echo -e "Source name(s):\c" </text:p>
      <text:p text:style-name="P1"><text:tab/>read n<text:tab/> </text:p>
      <text:p text:style-name="P1"><text:tab/> </text:p>
      <text:p text:style-name="P1"><text:tab/>for arg in $n </text:p>
      <text:p text:style-name="P1"><text:tab/>do </text:p>
      <text:p text:style-name="P1"><text:tab/><text:tab/>filelist="$filelist $arg" </text:p>
      <text:p text:style-name="P1"><text:tab/><text:tab/>numargs=$((numargs + 1)) </text:p>
      <text:p text:style-name="P1"><text:tab/>done </text:p>
      <text:p text:style-name="P1"><text:tab/> </text:p>
      <text:p text:style-name="P1"><text:tab/>echo -e "Destination filename or folder:\c" </text:p>
      <text:p text:style-name="P1"><text:tab/>read answer </text:p>
      <text:p text:style-name="P1"><text:tab/> </text:p>
      <text:p text:style-name="P1"><text:tab/>to="$answer" </text:p>
      <text:p text:style-name="P1"><text:tab/>numargs=$((numargs + 1)) </text:p>
      <text:p text:style-name="P1">else </text:p>
      <text:p text:style-name="P1"/>
      <text:p text:style-name="P1"><text:tab/>while [ "$listofargs" -gt 1 ] </text:p>
      <text:p text:style-name="P1"><text:tab/>do </text:p>
      <text:p text:style-name="P1"><text:tab/><text:tab/>filelist="$filelist $1" </text:p>
      <text:p text:style-name="P1"><text:tab/><text:tab/>shift </text:p>
      <text:p text:style-name="P1"><text:tab/>done </text:p>
      <text:p text:style-name="P1"/>
      <text:p text:style-name="P1"><text:tab/>to="$1" </text:p>
      <text:p text:style-name="P1">fi </text:p>
      <text:p text:style-name="P1"/>
      <text:p text:style-name="P1"># </text:p>
      <text:p text:style-name="P1"># If less than two args, or if more than two args and last arg </text:p>
      <text:p text:style-name="P1"># is not a directory, then issue an error message </text:p>
      <text:p text:style-name="P1"># </text:p>
      <text:p text:style-name="P1">if [ "$numargs" -lt 2 -o "$numargs" -gt 2 -a ! -d "$to" ] </text:p>
      <text:p text:style-name="P1">then </text:p>
      <text:p text:style-name="P1"><text:tab/>echo "Usage: mycp [-n] file1 file2" </text:p>
      <text:p text:style-name="P1"><text:tab/>echo " <text:s text:c="6"/>mycp [-n]file(s) dir" </text:p>
      <text:p text:style-name="P1"><text:tab/>exit 1 </text:p>
      <text:p text:style-name="P1">fi </text:p>
      <text:p text:style-name="P1"><text:soft-page-break/><text:s/></text:p>
      <text:p text:style-name="P1"># </text:p>
      <text:p text:style-name="P1"># Sequence through each file in filelist </text:p>
      <text:p text:style-name="P1"># </text:p>
      <text:p text:style-name="P1"/>
      <text:p text:style-name="P1">for from in $filelist </text:p>
      <text:p text:style-name="P1">do </text:p>
      <text:p text:style-name="P1"><text:tab/># </text:p>
      <text:p text:style-name="P1"><text:tab/># See if destination file is a directory </text:p>
      <text:p text:style-name="P1"><text:tab/># </text:p>
      <text:p text:style-name="P1"/>
      <text:p text:style-name="P1"><text:tab/>if [ -d "$to" ] </text:p>
      <text:p text:style-name="P1"><text:tab/>then </text:p>
      <text:p text:style-name="P1"><text:tab/><text:tab/>tofile="$to/$(basename $from)" </text:p>
      <text:p text:style-name="P1"><text:tab/>else </text:p>
      <text:p text:style-name="P1"><text:tab/><text:tab/>tofile="$to" </text:p>
      <text:p text:style-name="P1"><text:tab/>fi </text:p>
      <text:p text:style-name="P1"/>
      <text:p text:style-name="P1"><text:tab/># </text:p>
      <text:p text:style-name="P1"><text:tab/># Add file to copylist if file doesn't already exist </text:p>
      <text:p text:style-name="P1"><text:tab/># or if user says it's ok to overwrite </text:p>
      <text:p text:style-name="P1"><text:tab/># </text:p>
      <text:p text:style-name="P1"/>
      <text:p text:style-name="P1"><text:tab/><text:tab/> </text:p>
      <text:p text:style-name="P1"><text:tab/>if [ $Checkdestfile = TRUE ]<text:tab/> </text:p>
      <text:p text:style-name="P1"><text:tab/>then </text:p>
      <text:p text:style-name="P1"><text:tab/><text:tab/>if [ -e "$tofile" ] </text:p>
      <text:p text:style-name="P1"><text:tab/><text:tab/>then </text:p>
      <text:p text:style-name="P1"><text:tab/><text:tab/><text:tab/>echo -e "$tofile already exist, overwrite (yes/no) \c" </text:p>
      <text:p text:style-name="P1"><text:tab/><text:tab/><text:tab/>read answer </text:p>
      <text:p text:style-name="P1"/>
      <text:p text:style-name="P1"><text:tab/><text:tab/><text:tab/>if [ "$answer" = yes ] </text:p>
      <text:p text:style-name="P1"><text:tab/><text:tab/><text:tab/>then </text:p>
      <text:p text:style-name="P1"><text:tab/><text:tab/><text:tab/><text:tab/>copylist="$copylist $from" </text:p>
      <text:p text:style-name="P1"><text:tab/><text:tab/><text:tab/>fi </text:p>
      <text:p text:style-name="P1"><text:tab/> </text:p>
      <text:p text:style-name="P1"><text:tab/><text:tab/>else </text:p>
      <text:p text:style-name="P1"><text:tab/><text:tab/><text:tab/>copylist="$copylist $from" </text:p>
      <text:p text:style-name="P1"><text:tab/><text:tab/>fi </text:p>
      <text:p text:style-name="P1"><text:tab/>else </text:p>
      <text:p text:style-name="P1"><text:tab/><text:tab/>copylist="$copylist $from" </text:p>
      <text:p text:style-name="P1"><text:tab/>fi </text:p>
      <text:p text:style-name="P1">done </text:p>
      <text:p text:style-name="P1"/>
      <text:p text:style-name="P1"># </text:p>
      <text:p text:style-name="P1"># Now do the copy -- first make sure there's something to copy </text:p>
      <text:p text:style-name="P1"># </text:p>
      <text:p text:style-name="P1"/>
      <text:p text:style-name="P1">if [ -n "$copylist" ] </text:p>
      <text:p text:style-name="P1"><text:soft-page-break/>then </text:p>
      <text:p text:style-name="P1"><text:tab/>cp $copylist $to<text:tab/>#proceed with the copy </text:p>
      <text:p text:style-name="P1">f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ucida Sans1" svg:font-family="'Lucida Sans'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lbany AMT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CC Account</meta:initial-creator>
    <meta:creation-date>2011-11-21T20:37:10</meta:creation-date>
    <dc:date>2011-11-28T18:23:33</dc:date>
    <dc:creator>MCC Account</dc:creator>
    <meta:editing-duration>PT1H54M6S</meta:editing-duration>
    <meta:editing-cycles>10</meta:editing-cycles>
    <meta:generator>LibreOffice/3.3$Linux LibreOffice_project/330m19$Build-8</meta:generator>
    <meta:document-statistic meta:table-count="0" meta:image-count="0" meta:object-count="0" meta:page-count="5" meta:paragraph-count="162" meta:word-count="584" meta:character-count="3393"/>
  </office:meta>
</office:document-meta>
</file>